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mFileData.hasChildren( RamFileData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Data.setType( File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Data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Data.removeChild( RamFileData 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amFileData.get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Data.RamFileData( File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amFileData.getChildr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amFileData.setBuffer( byte [ ] 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amFileData.addChild( RamFileData dat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amFileData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Data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Data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Data.update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Data.equal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amFileData.resize( int new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amFileData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Data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amFileData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Data.setLastModified( long las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